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4000000B7F7DC40A17A0FAEBB.jpg" manifest:media-type="image/jpeg"/>
  <manifest:file-entry manifest:full-path="Pictures/100000000000014A000000F7D59C4175CEA1D79F.jpg" manifest:media-type="image/jpeg"/>
  <manifest:file-entry manifest:full-path="Pictures/1000000000000113000000B7B4E7054CC35CCB19.jpg" manifest:media-type="image/jpeg"/>
  <manifest:file-entry manifest:full-path="Pictures/1000000000000116000000B540DED976ED97745C.jpg" manifest:media-type="image/jpeg"/>
  <manifest:file-entry manifest:full-path="Pictures/1000000000000122000000AE6AFC59BC95474C31.jpg" manifest:media-type="image/jpeg"/>
  <manifest:file-entry manifest:full-path="Pictures/1000000000000113000000B7E8BE98331393AA24.jpg" manifest:media-type="image/jpeg"/>
  <manifest:file-entry manifest:full-path="Pictures/100000000000011E000000B0D832566F1231F0F5.jpg" manifest:media-type="image/jpeg"/>
  <manifest:file-entry manifest:full-path="Pictures/1000000000000113000000B7E6F3CB454DD5C20F.jpg" manifest:media-type="image/jpeg"/>
  <manifest:file-entry manifest:full-path="Pictures/1000000000000438000002D04AB23ED10E027986.jpg" manifest:media-type="image/jpeg"/>
  <manifest:file-entry manifest:full-path="Pictures/1000000000000136000000A38A12A5F34C71368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>
          <draw:text-box>
            <text:p>Galeria</text:p>
          </draw:text-box>
        </draw:frame>
        <draw:frame draw:style-name="gr1" draw:text-style-name="P1" draw:layer="layout" svg:width="4.5cm" svg:height="3.355cm" svg:x="5.5cm" svg:y="0.628cm">
          <draw:image xlink:href="Pictures/100000000000014A000000F7D59C4175CEA1D79F.jpg" xlink:type="simple" xlink:show="embed" xlink:actuate="onLoad" draw:mime-type="image/jpeg">
            <text:p/>
          </draw:image>
        </draw:frame>
        <draw:frame draw:style-name="gr1" draw:text-style-name="P1" draw:layer="layout" svg:width="6.5cm" svg:height="4cm" svg:x="7cm" svg:y="5.5cm">
          <draw:image xlink:href="Pictures/1000000000000122000000AE6AFC59BC95474C31.jpg" xlink:type="simple" xlink:show="embed" xlink:actuate="onLoad" draw:mime-type="image/jpeg">
            <text:p/>
          </draw:image>
        </draw:frame>
        <draw:frame draw:style-name="gr1" draw:text-style-name="P1" draw:layer="layout" svg:width="5.82cm" svg:height="3.873cm" svg:x="14.5cm" svg:y="5.627cm">
          <draw:image xlink:href="Pictures/1000000000000113000000B7E8BE98331393AA24.jpg" xlink:type="simple" xlink:show="embed" xlink:actuate="onLoad" draw:mime-type="image/jpeg">
            <text:p/>
          </draw:image>
        </draw:frame>
        <draw:frame draw:style-name="gr1" draw:text-style-name="P1" draw:layer="layout" svg:width="5.883cm" svg:height="3.83cm" svg:x="0.617cm" svg:y="5.17cm">
          <draw:image xlink:href="Pictures/1000000000000116000000B540DED976ED97745C.jpg" xlink:type="simple" xlink:show="embed" xlink:actuate="onLoad" draw:mime-type="image/jpeg">
            <text:p/>
          </draw:image>
        </draw:frame>
        <draw:frame draw:style-name="gr1" draw:text-style-name="P1" draw:layer="layout" svg:width="6.053cm" svg:height="3.724cm" svg:x="20.947cm" svg:y="5.776cm">
          <draw:image xlink:href="Pictures/100000000000011E000000B0D832566F1231F0F5.jpg" xlink:type="simple" xlink:show="embed" xlink:actuate="onLoad" draw:mime-type="image/jpeg">
            <text:p/>
          </draw:image>
        </draw:frame>
        <draw:frame draw:style-name="gr1" draw:text-style-name="P1" draw:layer="layout" svg:width="5.82cm" svg:height="3.873cm" svg:x="8.18cm" svg:y="11.127cm">
          <draw:image xlink:href="Pictures/1000000000000113000000B7B4E7054CC35CCB19.jpg" xlink:type="simple" xlink:show="embed" xlink:actuate="onLoad" draw:mime-type="image/jpeg">
            <text:p/>
          </draw:image>
        </draw:frame>
        <draw:frame draw:style-name="gr1" draw:text-style-name="P1" draw:layer="layout" svg:width="5.841cm" svg:height="3.873cm" svg:x="14.659cm" svg:y="11cm">
          <draw:image xlink:href="Pictures/1000000000000114000000B7F7DC40A17A0FAEBB.jpg" xlink:type="simple" xlink:show="embed" xlink:actuate="onLoad" draw:mime-type="image/jpeg">
            <text:p/>
          </draw:image>
        </draw:frame>
        <draw:frame draw:style-name="gr1" draw:text-style-name="P1" draw:layer="layout" svg:width="5.82cm" svg:height="3.873cm" svg:x="21cm" svg:y="11cm">
          <draw:image xlink:href="Pictures/1000000000000113000000B7E6F3CB454DD5C20F.jpg" xlink:type="simple" xlink:show="embed" xlink:actuate="onLoad" draw:mime-type="image/jpeg">
            <text:p/>
          </draw:image>
        </draw:frame>
        <draw:frame draw:style-name="gr1" draw:text-style-name="P1" draw:layer="layout" svg:width="6.842cm" svg:height="4.04cm" svg:x="0.658cm" svg:y="10.5cm">
          <draw:image xlink:href="Pictures/1000000000000438000002D04AB23ED10E027986.jpg" xlink:type="simple" xlink:show="embed" xlink:actuate="onLoad" draw:mime-type="image/jpeg">
            <text:p/>
          </draw:image>
        </draw:frame>
        <draw:frame draw:style-name="gr1" draw:text-style-name="P1" draw:layer="layout" svg:width="6.561cm" svg:height="3.449cm" svg:x="18cm" svg:y="0.628cm">
          <draw:image xlink:href="Pictures/1000000000000136000000A38A12A5F34C7136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0T21:02:35.817000000</meta:creation-date>
    <dc:date>2022-03-20T21:32:18.424000000</dc:date>
    <meta:editing-duration>PT29M42S</meta:editing-duration>
    <meta:editing-cycles>2</meta:editing-cycles>
    <meta:generator>LibreOffice/7.2.5.2$Windows_X86_64 LibreOffice_project/499f9727c189e6ef3471021d6132d4c694f357e5</meta:generator>
    <meta:document-statistic meta:object-count="34"/>
  </office:meta>
</office:document-meta>
</file>